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Standard">
      <style:text-properties officeooo:rsid="00129ae4" officeooo:paragraph-rsid="00129ae4"/>
    </style:style>
    <style:style style:name="P2" style:family="paragraph" style:parent-style-name="Standard">
      <style:text-properties officeooo:rsid="00145757" officeooo:paragraph-rsid="00145757"/>
    </style:style>
    <style:style style:name="P3" style:family="paragraph" style:parent-style-name="Standard">
      <style:text-properties officeooo:rsid="00145757" officeooo:paragraph-rsid="0014f0a2"/>
    </style:style>
    <style:style style:name="P4" style:family="paragraph" style:parent-style-name="Standard">
      <style:text-properties fo:font-weight="bold" officeooo:rsid="00129ae4" officeooo:paragraph-rsid="00129ae4" style:font-weight-asian="bold" style:font-weight-complex="bold"/>
    </style:style>
    <style:style style:name="P5" style:family="paragraph" style:parent-style-name="Standard">
      <style:text-properties fo:font-weight="bold" officeooo:rsid="0014f0a2" officeooo:paragraph-rsid="0014f0a2" style:font-weight-asian="bold" style:font-weight-complex="bold"/>
    </style:style>
    <style:style style:name="P6" style:family="paragraph" style:parent-style-name="Standard">
      <style:text-properties fo:font-weight="bold" officeooo:rsid="00153fd6" officeooo:paragraph-rsid="00153fd6" style:font-weight-asian="bold" style:font-weight-complex="bold"/>
    </style:style>
    <style:style style:name="P7" style:family="paragraph" style:parent-style-name="Standard">
      <style:text-properties fo:font-weight="bold" officeooo:rsid="00172401" officeooo:paragraph-rsid="00172401" style:font-weight-asian="bold" style:font-weight-complex="bold"/>
    </style:style>
    <style:style style:name="P8" style:family="paragraph" style:parent-style-name="Standard">
      <style:text-properties officeooo:rsid="0014f0a2" officeooo:paragraph-rsid="0014f0a2"/>
    </style:style>
    <style:style style:name="P9" style:family="paragraph" style:parent-style-name="Standard">
      <style:text-properties officeooo:rsid="0014f0a2" officeooo:paragraph-rsid="00153fd6"/>
    </style:style>
    <style:style style:name="P10" style:family="paragraph" style:parent-style-name="Standard">
      <style:text-properties fo:font-size="14pt" fo:font-weight="bold" officeooo:rsid="00129ae4" officeooo:paragraph-rsid="00129ae4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rsid="00153fd6" officeooo:paragraph-rsid="00153fd6"/>
    </style:style>
    <style:style style:name="P12" style:family="paragraph" style:parent-style-name="Standard">
      <style:text-properties officeooo:rsid="00172401" officeooo:paragraph-rsid="00172401"/>
    </style:style>
    <style:style style:name="P13" style:family="paragraph" style:parent-style-name="Text_20_body">
      <style:text-properties fo:font-style="italic" officeooo:rsid="00145757" officeooo:paragraph-rsid="00145757" style:font-style-asian="italic" style:font-style-complex="italic"/>
    </style:style>
    <style:style style:name="T1" style:family="text">
      <style:text-properties officeooo:rsid="0014575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4f0a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72401" style:font-weight-asian="bold" style:font-weight-complex="bold"/>
    </style:style>
    <style:style style:name="T7" style:family="text">
      <style:text-properties officeooo:rsid="00153fd6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7240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icROS RT <text:span text:style-name="T1">User's Guide</text:span></text:h>
      <text:p text:style-name="P13">micROS RT, an implementation of ROS 1.x on DDS</text:p>
      <text:p text:style-name="P1"/>
      <text:p text:style-name="P10"><text:span text:style-name="T2">Part I</text:span> <text:span text:style-name="T1">What is micROS RT ? Why micROS-RT</text:span></text:p>
      <text:p text:style-name="P4"/>
      <text:p text:style-name="P2">MicROS RT (micROS Real-Time) is a modified ROS C++ kernel which adopts OMG's DDS (Data Distribution Systems for Realtime Systems) as its underlying message transfer protocol. DDS is an Object Management Group's standard for pub/sub middleware (<text:a xlink:type="simple" xlink:href="http://portals.omg.org/dds/">http://portals.omg.org/dds/</text:a>). It supports high-performance, scalable and QoS-assuring message delivery. It has been applied into many industry-level systems. </text:p>
      <text:p text:style-name="P2"/>
      <text:p text:style-name="P3">By replacing the original ROS message protocols (TCPROS &amp; UDPROS) with DDS, we can <text:span text:style-name="T3">support a set of advanced features</text:span> in ROS message delivery process, such as UDP-based multicast and setting the <text:span text:style-name="T3">QoS properties (</text:span>transport priority, latency budget, <text:span text:style-name="T3">etc.)</text:span> of a specific topic. <text:span text:style-name="T3">In concrete, we can achieve the benefits as follows.</text:span></text:p>
      <text:p text:style-name="P3"/>
      <text:p text:style-name="P5">General benefits </text:p>
      <text:p text:style-name="P8"><text:span text:style-name="T5">(1) Multicast in message delivery. </text:span>The DDS middleware will automatically select the multicast protocol when necessary. Therefore, when there are <text:span text:style-name="T4">n</text:span> listeners in a topic (n&gt;=2), you can achieve significant performance benefit.</text:p>
      <text:p text:style-name="P9"><text:span text:style-name="T8">(2) Robustness in unexpected settings. </text:span><text:s/>Since DDS is a mature and industry-level message delivery system, it is <text:span text:style-name="T7">behaves better in various complex communications settings. For example, it has better reconnection behavior when dropping out of wireless.</text:span></text:p>
      <text:p text:style-name="P9"/>
      <text:p text:style-name="P6">QoS-related benefits</text:p>
      <text:p text:style-name="P11"><text:span text:style-name="T5">(1) </text:span><text:span text:style-name="T6">T</text:span><text:span text:style-name="T5">ransport priority and latency budget of a topic</text:span>. With micROS RT, you can specify the transport priority and latency budget of a topic. It is useful in many real-time settings, such as multi-robot collaboration with limited wireless network bandwidth.</text:p>
      <text:p text:style-name="P11"><text:span text:style-name="T5">(2) </text:span><text:span text:style-name="T6">E</text:span><text:span text:style-name="T5">xpected message </text:span><text:span text:style-name="T6">arriving </text:span><text:span text:style-name="T5">deadline. </text:span>With micROS RT, you can set the expected message arriving period as well as the behavior when a message not arriving in this period. It is also useful in real-time settings.</text:p>
      <text:p text:style-name="P11"><text:span text:style-name="T5">(3) </text:span><text:span text:style-name="T6">T</text:span><text:span text:style-name="T5">ime-based message filter. </text:span><text:span text:style-name="T9">You can filter unnecessary messages based on time properties. For example, if you need only update the state of a sensor per minute, you can ignore other redundant messages by simply setting a property while you subscribing the topic.</text:span></text:p>
      <text:p text:style-name="P11"><text:span text:style-name="T5">(4) </text:span><text:span text:style-name="T6">Other QoS-related features.</text:span><text:span text:style-name="T10"> With micROS RT, you can specify other QoS-related properties provided by the underlying DDS middleware in a simplified way when advertising/subscribing a topic, such as reliability of message delivery, data-centric update, message order method, and message valid period.</text:span></text:p>
      <text:p text:style-name="P11"/>
      <text:p text:style-name="P7">Compatibility</text:p>
      <text:p text:style-name="P12"><text:span text:style-name="T9">(1) Compatibility with existing ROS packages. </text:span></text:p>
      <text:p text:style-name="P11"/>
      <text:p text:style-name="P3">In fact, the ROS official has also the plan to integrate ROS 2.0, the next generation of ROS, with DDS (<text:a xlink:type="simple" xlink:href="http://design.ros2.org/articles/ros_on_dds.html"><text:span text:style-name="T3">http://design.ros2.org/articles/ros_on_dds.html</text:span></text:a>)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文泉驿微米黑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文泉驿微米黑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文泉驿微米黑" style:font-family-asian="文泉驿微米黑" style:font-family-generic-asian="system" style:font-pitch-asian="variable" style:font-size-asian="14pt" style:font-name-complex="文泉驿微米黑" style:font-family-complex="文泉驿微米黑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5:54:33.729706036</meta:creation-date>
    <meta:editing-duration>PT8M56S</meta:editing-duration>
    <meta:editing-cycles>2</meta:editing-cycles>
    <meta:generator>LibreOffice/4.2.4.2$Linux_X86_64 LibreOffice_project/420m0$Build-2</meta:generator>
    <dc:date>2014-09-18T16:53:00.120363237</dc:date>
    <meta:document-statistic meta:table-count="0" meta:image-count="0" meta:object-count="0" meta:page-count="1" meta:paragraph-count="16" meta:word-count="388" meta:character-count="2593" meta:non-whitespace-character-count="2217"/>
  </office:meta>
</office:document-meta>
</file>